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Vivi" svg:font-family="Vivi" style:font-family-generic="roman" style:font-pitch="variable"/>
    <style:font-face style:name="Vivi:liga" svg:font-family="Vivi:liga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Vivi:liga" fo:font-size="18pt" fo:language="en" fo:country="US" officeooo:rsid="002d9a51" officeooo:paragraph-rsid="002d9a51" style:font-size-asian="18pt" style:font-size-complex="18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8pt" officeooo:rsid="00110f0b" officeooo:paragraph-rsid="00110f0b" style:font-size-asian="18pt" style:font-size-complex="18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Vivi" fo:font-size="18pt" fo:language="en" fo:country="US" officeooo:rsid="00110f0b" officeooo:paragraph-rsid="00110f0b" style:font-size-asian="18pt" style:font-size-complex="18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Vivi" fo:font-size="18pt" fo:language="en" fo:country="US" officeooo:rsid="0013f44c" officeooo:paragraph-rsid="0013f44c" style:font-size-asian="18pt" style:font-size-complex="18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Vivi" fo:font-size="18pt" fo:language="en" fo:country="US" officeooo:rsid="00159648" officeooo:paragraph-rsid="00159648" style:font-size-asian="18pt" style:font-size-complex="18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Vivi" fo:font-size="18pt" fo:language="en" fo:country="US" officeooo:rsid="003058e2" officeooo:paragraph-rsid="003058e2" style:font-size-asian="18pt" style:font-size-complex="18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Vivi" fo:font-size="18pt" fo:language="en" fo:country="US" officeooo:rsid="000da441" style:font-size-asian="18pt" style:font-size-complex="18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Vivi" fo:font-size="18pt" fo:language="en" fo:country="US" style:font-size-asian="18pt" style:font-size-complex="18pt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8pt" style:font-size-asian="18pt" style:font-size-complex="18pt"/>
    </style:style>
    <style:style style:name="P10" style:family="paragraph" style:parent-style-name="Standard">
      <style:text-properties fo:font-size="18pt" officeooo:rsid="000f8ad4" officeooo:paragraph-rsid="000f8ad4" style:font-size-asian="18pt" style:font-size-complex="18pt"/>
    </style:style>
    <style:style style:name="T1" style:family="text">
      <style:text-properties style:font-name="Vivi" fo:language="en" fo:country="US"/>
    </style:style>
    <style:style style:name="T2" style:family="text">
      <style:text-properties style:font-name="Vivi" fo:language="en" fo:country="US" officeooo:rsid="000da441"/>
    </style:style>
    <style:style style:name="T3" style:family="text">
      <style:text-properties officeooo:rsid="0013f44c"/>
    </style:style>
    <style:style style:name="T4" style:family="text">
      <style:text-properties officeooo:rsid="002f25cb"/>
    </style:style>
    <style:style style:name="T5" style:family="text">
      <style:text-properties officeooo:rsid="00159648"/>
    </style:style>
    <style:style style:name="T6" style:family="text">
      <style:text-properties officeooo:rsid="003058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><text:span text:style-name="T2">- </text:span><text:span text:style-name="T1">and away big blue can come down find.</text:span></text:p>
      <text:p text:style-name="P3" loext:marker-style-name="T1">- help here I in it said see little look</text:p>
      <text:p text:style-name="P3" loext:marker-style-name="T1">- wake me my not red run please ran</text:p>
      <text:p text:style-name="P3" loext:marker-style-name="T1">- ride pretty again, may art before too</text:p>
      <text:p text:style-name="P3" loext:marker-style-name="T1">- under give going had has went what white</text:p>
      <text:p text:style-name="P3" loext:marker-style-name="T1">- how just know let live may old once</text:p>
      <text:p text:style-name="P3" loext:marker-style-name="T1">- upon always around because best before</text:p>
      <text:p text:style-name="P3" loext:marker-style-name="T1">- both buy Then mind walk where take tart</text:p>
      <text:p text:style-name="P3" loext:marker-style-name="T1">- I’ve Found gave many green wink would</text:p>
      <text:p text:style-name="P3" loext:marker-style-name="T1">- work pull year their upon us we very</text:p>
      <text:p text:style-name="P3" loext:marker-style-name="T1">- wash better bring carry clean done draw</text:p>
      <text:p text:style-name="P3" loext:marker-style-name="T1">- <text:span text:style-name="T3">hot cold woman window weed sheep very</text:span></text:p>
      <text:p text:style-name="P3" loext:marker-style-name="T1">- <text:span text:style-name="T3">squirrel rabbit farmer flower game garden</text:span></text:p>
      <text:p text:style-name="P3" loext:marker-style-name="T1">- <text:span text:style-name="T3">goat grass able apple baby bread brother</text:span></text:p>
      <text:p text:style-name="P3" loext:marker-style-name="T1">- <text:span text:style-name="T3">care morning mother name nest head will</text:span></text:p>
      <text:p text:style-name="P3" loext:marker-style-name="T1">- <text:span text:style-name="T3">ground robin Christmas show </text:span><text:span text:style-name="T4">S</text:span><text:span text:style-name="T3">ister </text:span><text:span text:style-name="T4">B</text:span><text:span text:style-name="T3">read</text:span></text:p>
      <text:p text:style-name="P3" loext:marker-style-name="T1">- <text:span text:style-name="T3">Birthday Floor Toy Tree Top Count Day</text:span></text:p>
      <text:p text:style-name="P4" loext:marker-style-name="T1">- Among Nitty Crow How Hurt Own Pick Seven</text:p>
      <text:p text:style-name="P4" loext:marker-style-name="T1">- Imaging Joy Low Manager New Port</text:p>
      <text:p text:style-name="P4" loext:marker-style-name="T1"/>
      <text:p text:style-name="P4" loext:marker-style-name="T1"><text:span text:style-name="T5">AFTER</text:span> BORDER<text:span text:style-name="T5">ING CAPRICORN DRUDGERY EPICENTER</text:span></text:p>
      <text:p text:style-name="P5" loext:marker-style-name="T1">FLOUNDERING GRUDGE HOVER INDEPENDENT JEOPARDIZE</text:p>
      <text:p text:style-name="P5" loext:marker-style-name="T1">KNOWN LUSH MINOTAUR NASHVILLE OVERSIDE</text:p>
      <text:p text:style-name="P5" loext:marker-style-name="T1">PROSPEROUS QUINTET RAVENOUS STRANGE TROUGH</text:p>
      <text:p text:style-name="P5" loext:marker-style-name="T1">UNDERWHELMING VELOCITY WEALTH XYLOPHONE ZEALOUS</text:p>
      <text:p text:style-name="P6" loext:marker-style-name="T1"/>
      <text:p text:style-name="P7" loext:marker-style-name="T1"/>
      <text:p text:style-name="P7" loext:marker-style-name="T1">Aaron Aaron ABDUCT Abduct accidental Accidental adjacent Adjacent aeron AERON </text:p>
      <text:p text:style-name="P7" loext:marker-style-name="T1">afghan Afghan after After agnostic Agnostic ain’t AIN’T anathema Anaheim and And </text:p>
      <text:p text:style-name="P7" loext:marker-style-name="T1">anybody Anybody although Although allotted Allotted ambidextrous Ambidextrous </text:p>
      <text:p text:style-name="P7" loext:marker-style-name="T1">amend Amend announced Announced aqua Aqua arrangement Arrangement ask Ask aspen </text:p>
      <text:p text:style-name="P7" loext:marker-style-name="T1">Aspen ate Ate attitude Attitude authorized Authorized savant Savant Avery </text:p>
      <text:p text:style-name="P7" loext:marker-style-name="T1">award Award axolotl Axolotl <text:s/>baby Baby Baghdad Baghdad banana Banana baster </text:p>
      <text:p text:style-name="P7" loext:marker-style-name="T1"><text:soft-page-break/>Balder batty Batty baste Baste beeped Beeped bent Bent binned Binned billow </text:p>
      <text:p text:style-name="P7" loext:marker-style-name="T1">Billow bizarre Bizarre blood Blood bottle Bottle bowwow Bowwow boyfriend </text:p>
      <text:p text:style-name="P7" loext:marker-style-name="T1">Boyfriend builder Builder bubbly Bubbly buzzing Buzzing byproduct Byproduct </text:p>
      <text:p text:style-name="P7" loext:marker-style-name="T1">bystander Bystander byzantine Byzantine <text:s/>cappuccino Cappuccino cattle Cattle </text:p>
      <text:p text:style-name="P7" loext:marker-style-name="T1">cent Cent chant Chant cicero Cicero close Close coccyx Coccyx cooked Cooked </text:p>
      <text:p text:style-name="P7" loext:marker-style-name="T1">copyright Copyright coyote Coyote croquet Croquet cumbersome Cumbersome cutting </text:p>
      <text:p text:style-name="P7" loext:marker-style-name="T1">Cutting cycle Cycle cylinder Cylinder <text:span text:style-name="T6">C</text:span>zech Czech <text:s/>dabble Dabble daddy Daddy </text:p>
      <text:p text:style-name="P7" loext:marker-style-name="T1">day Day dear Dear dented Dented divide Divide don’t Don’t during During dyke Dyke </text:p>
      <text:p text:style-name="P7" loext:marker-style-name="T1">each Each ebb Ebb eek Eek ensnare Ensnare eons Eons epiphany Epiphany estuary </text:p>
      <text:p text:style-name="P7" loext:marker-style-name="T1">Estuary etching Etching equine Equine ewe fabric Fabric </text:p>
      <text:p text:style-name="P7" loext:marker-style-name="T1">farming Farming feared Feared filler Filler fizzy Fizzy fjord Fjord <text:s/>gallery </text:p>
      <text:p text:style-name="P7" loext:marker-style-name="T1">Gallery gadget Gadget garlic Garlic gesture Gesture giant Giant glitter Glitter </text:p>
      <text:p text:style-name="P7" loext:marker-style-name="T1">glyph Glyph grammar Grammar gravity Gravity <text:s/>habit Habit hamburger Hamburger </text:p>
      <text:p text:style-name="P7" loext:marker-style-name="T1">handle Handle hazard Hazard helium Helium history History <text:s/>icon Icon idea Idea </text:p>
      <text:p text:style-name="P7" loext:marker-style-name="T1">idle Idle impact Impact index Index inertia Inertia <text:s/>jacket Jacket jagged </text:p>
      <text:p text:style-name="P7" loext:marker-style-name="T1">Jagged jitter Jitter journey Journey jubilant Jubilant <text:s/>kernel Kernel kettle </text:p>
      <text:p text:style-name="P7" loext:marker-style-name="T1">Kettle kingdom Kingdom knock Knock <text:s/>ladder Ladder lantern Lantern liquid Liquid </text:p>
      <text:p text:style-name="P7" loext:marker-style-name="T1">luggage Luggage luxury Luxury <text:s/>machine Machine magnet Magnet marble Marble </text:p>
      <text:p text:style-name="P7" loext:marker-style-name="T1">maximum Maximum measure Measure memory Memory minimum Minimum mirror Mirror </text:p>
      <text:p text:style-name="P7" loext:marker-style-name="T1">mixture Mixture <text:s/>native Native nebula Nebula nervous Nervous notable Notable </text:p>
      <text:p text:style-name="P7" loext:marker-style-name="T1">nucleus Nucleus <text:s/>object Object obscure Obscure octagon Octagon oxygen Oxygen </text:p>
      <text:p text:style-name="P7" loext:marker-style-name="T1">package Package panic Panic pattern Pattern penguin Penguin phantom Phantom </text:p>
      <text:p text:style-name="P7" loext:marker-style-name="T1">physics Physics pixel Pixel plastic Plastic polygon Polygon <text:s/>quality Quality </text:p>
      <text:p text:style-name="P7" loext:marker-style-name="T1">quantum Quantum quiet Quiet quotation Quotation <text:s/>rabbit Rabbit random Random </text:p>
      <text:p text:style-name="P7" loext:marker-style-name="T1">reason Reason render Render rhythm Rhythm ripple Ripple <text:s/>saddle Saddle scatter </text:p>
      <text:p text:style-name="P7" loext:marker-style-name="T1">Scatter science Science shadow Shadow signal Signal silence Silence smooth </text:p>
      <text:p text:style-name="P7" loext:marker-style-name="T1">Smooth spiral Spiral structure Structure <text:s/>tablet Tablet texture Texture theory </text:p>
      <text:p text:style-name="P7" loext:marker-style-name="T1">Theory throttle Throttle titanium Titanium tunnel Tunnel <text:s/>umbrella Umbrella </text:p>
      <text:p text:style-name="P7" loext:marker-style-name="T1">uniform Uniform universe Universe utility Utility <text:s/>vacuum Vacuum vector Vector </text:p>
      <text:p text:style-name="P7" loext:marker-style-name="T1">velvet Velvet visible Visible voltage Voltage <text:s/>wagon Wagon weather Weather </text:p>
      <text:p text:style-name="P7" loext:marker-style-name="T1">whisper Whisper window Window wireless Wireless <text:s/>xenon Xenon xeric Xeric <text:s/>yacht </text:p>
      <text:p text:style-name="P7" loext:marker-style-name="T1">Yacht yellow Yellow yesterday Yesterday <text:s/>zebra Zebra zenith Zenith zircon </text:p>
      <text:p text:style-name="P7" loext:marker-style-name="T1">Zircon <text:s/></text:p>
      <text:p text:style-name="P8" loext:marker-style-name="T1"/>
      <text:p text:style-name="P9" loext:marker-style-name="T1"><text:soft-page-break/><text:span text:style-name="T1"><text:s/>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Vivi" svg:font-family="Vivi" style:font-family-generic="roman" style:font-pitch="variable"/>
    <style:font-face style:name="Vivi:liga" svg:font-family="Vivi:liga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1T22:22:29.750412490</meta:creation-date>
    <dc:date>2026-01-02T14:00:35.564332425</dc:date>
    <meta:editing-duration>PT2H8M26S</meta:editing-duration>
    <meta:editing-cycles>26</meta:editing-cycles>
    <meta:generator>LibreOffice/25.2.3.2$Linux_X86_64 LibreOffice_project/520$Build-2</meta:generator>
    <meta:print-date>2026-01-02T13:57:54.739194775</meta:print-date>
    <meta:document-statistic meta:table-count="0" meta:image-count="0" meta:object-count="0" meta:page-count="3" meta:paragraph-count="64" meta:word-count="578" meta:character-count="3894" meta:non-whitespace-character-count="3316"/>
  </office:meta>
</office:document-meta>
</file>